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automatic-styles>
    <style:style style:name="P1" style:family="paragraph" style:parent-style-name="Text_20_body">
      <style:paragraph-properties fo:text-align="start" style:justify-single-word="false"/>
      <style:text-properties fo:language="de" fo:country="DE" officeooo:rsid="00185925" officeooo:paragraph-rsid="00185925"/>
    </style:style>
    <style:style style:name="P2" style:family="paragraph" style:parent-style-name="Text_20_body">
      <style:paragraph-properties fo:text-align="start" style:justify-single-word="false"/>
      <style:text-properties fo:language="de" fo:country="DE" officeooo:rsid="00185925" officeooo:paragraph-rsid="0030d9b2"/>
    </style:style>
    <style:style style:name="P3" style:family="paragraph" style:parent-style-name="Text_20_body">
      <style:paragraph-properties fo:text-align="start" style:justify-single-word="false"/>
      <style:text-properties fo:language="de" fo:country="DE" officeooo:rsid="00185925" officeooo:paragraph-rsid="002f6f99"/>
    </style:style>
    <style:style style:name="P4" style:family="paragraph" style:parent-style-name="Text_20_body">
      <style:paragraph-properties fo:text-align="start" style:justify-single-word="false"/>
      <style:text-properties fo:language="de" fo:country="DE" officeooo:rsid="001f9b85" officeooo:paragraph-rsid="001f9b85"/>
    </style:style>
    <style:style style:name="P5" style:family="paragraph" style:parent-style-name="Text_20_body">
      <style:paragraph-properties fo:text-align="start" style:justify-single-word="false"/>
      <style:text-properties fo:language="de" fo:country="DE" officeooo:rsid="0023545e" officeooo:paragraph-rsid="0023545e"/>
    </style:style>
    <style:style style:name="P6" style:family="paragraph" style:parent-style-name="Text_20_body">
      <style:paragraph-properties fo:text-align="start" style:justify-single-word="false"/>
      <style:text-properties fo:language="de" fo:country="DE" officeooo:rsid="0023545e" officeooo:paragraph-rsid="002c59cc"/>
    </style:style>
    <style:style style:name="P7" style:family="paragraph" style:parent-style-name="Text_20_body">
      <style:paragraph-properties fo:text-align="start" style:justify-single-word="false"/>
      <style:text-properties fo:language="de" fo:country="DE" officeooo:rsid="00249f49" officeooo:paragraph-rsid="00249f49"/>
    </style:style>
    <style:style style:name="P8" style:family="paragraph" style:parent-style-name="Text_20_body">
      <style:paragraph-properties fo:text-align="start" style:justify-single-word="false"/>
      <style:text-properties fo:language="de" fo:country="DE" officeooo:rsid="001bf92e" officeooo:paragraph-rsid="002d7d9b"/>
    </style:style>
    <style:style style:name="P9" style:family="paragraph" style:parent-style-name="Text_20_body">
      <style:paragraph-properties fo:text-align="start" style:justify-single-word="false"/>
      <style:text-properties fo:language="de" fo:country="DE" officeooo:paragraph-rsid="002695be"/>
    </style:style>
    <style:style style:name="P10" style:family="paragraph" style:parent-style-name="Text_20_body">
      <style:paragraph-properties fo:text-align="start" style:justify-single-word="false"/>
      <style:text-properties fo:language="de" fo:country="DE" officeooo:rsid="00330842" officeooo:paragraph-rsid="00330842"/>
    </style:style>
    <style:style style:name="P11" style:family="paragraph" style:parent-style-name="Text_20_body">
      <style:paragraph-properties fo:text-align="start" style:justify-single-word="false"/>
      <style:text-properties fo:language="de" fo:country="DE" officeooo:rsid="0032a93c" officeooo:paragraph-rsid="00330842"/>
    </style:style>
    <style:style style:name="P12" style:family="paragraph" style:parent-style-name="Text_20_body">
      <style:paragraph-properties style:writing-mode="lr-tb"/>
      <style:text-properties fo:language="de" fo:country="DE"/>
    </style:style>
    <style:style style:name="P13" style:family="paragraph" style:parent-style-name="Text_20_body">
      <style:paragraph-properties fo:text-align="start" style:justify-single-word="false"/>
      <style:text-properties fo:language="de" fo:country="DE" officeooo:rsid="00343b49" officeooo:paragraph-rsid="00343b49"/>
    </style:style>
    <style:style style:name="P14" style:family="paragraph" style:parent-style-name="Text_20_body">
      <style:paragraph-properties fo:text-align="start" style:justify-single-word="false"/>
      <style:text-properties fo:language="de" fo:country="DE" officeooo:rsid="0034e8f3" officeooo:paragraph-rsid="0034e8f3"/>
    </style:style>
    <style:style style:name="P15" style:family="paragraph" style:parent-style-name="Text_20_body">
      <style:paragraph-properties fo:text-align="start" style:justify-single-word="false"/>
      <style:text-properties fo:language="de" fo:country="DE" officeooo:rsid="0034e8f3" officeooo:paragraph-rsid="003518ba"/>
    </style:style>
    <style:style style:name="P16" style:family="paragraph" style:parent-style-name="Text_20_body">
      <style:paragraph-properties fo:text-align="start" style:justify-single-word="false"/>
      <style:text-properties fo:language="de" fo:country="DE" officeooo:rsid="0034e8f3" officeooo:paragraph-rsid="003633cc"/>
    </style:style>
    <style:style style:name="P17" style:family="paragraph" style:parent-style-name="Text_20_body">
      <style:paragraph-properties fo:text-align="start" style:justify-single-word="false"/>
      <style:text-properties fo:language="de" fo:country="DE" officeooo:rsid="003518ba" officeooo:paragraph-rsid="003518ba"/>
    </style:style>
    <style:style style:name="P18" style:family="paragraph" style:parent-style-name="Text_20_body">
      <style:paragraph-properties fo:text-align="start" style:justify-single-word="false"/>
      <style:text-properties fo:language="de" fo:country="DE" officeooo:rsid="0037276b" officeooo:paragraph-rsid="0037276b"/>
    </style:style>
    <style:style style:name="P19" style:family="paragraph" style:parent-style-name="Text_20_body">
      <style:paragraph-properties fo:text-align="start" style:justify-single-word="false"/>
      <style:text-properties fo:language="de" fo:country="DE" officeooo:rsid="003811f5" officeooo:paragraph-rsid="003811f5"/>
    </style:style>
    <style:style style:name="P20" style:family="paragraph" style:parent-style-name="Text_20_body">
      <style:text-properties fo:language="de" fo:country="DE" officeooo:rsid="0039da21" officeooo:paragraph-rsid="0039da21"/>
    </style:style>
    <style:style style:name="P21" style:family="paragraph" style:parent-style-name="Text_20_body">
      <style:paragraph-properties fo:text-align="start" style:justify-single-word="false"/>
      <style:text-properties fo:language="de" fo:country="DE" officeooo:rsid="0039da21" officeooo:paragraph-rsid="0039da21"/>
    </style:style>
    <style:style style:name="P22" style:family="paragraph" style:parent-style-name="Text_20_body">
      <style:paragraph-properties fo:text-align="start" style:justify-single-word="false"/>
      <style:text-properties fo:language="de" fo:country="DE" officeooo:rsid="0027e23b" officeooo:paragraph-rsid="003feb79"/>
    </style:style>
    <style:style style:name="P23" style:family="paragraph" style:parent-style-name="Text_20_body">
      <style:text-properties officeooo:rsid="002c59cc" officeooo:paragraph-rsid="002c59cc"/>
    </style:style>
    <style:style style:name="P24" style:family="paragraph" style:parent-style-name="Text_20_body">
      <style:text-properties officeooo:paragraph-rsid="002c59cc"/>
    </style:style>
    <style:style style:name="P25" style:family="paragraph" style:parent-style-name="Text_20_body">
      <style:text-properties officeooo:rsid="002d7d9b" officeooo:paragraph-rsid="002d7d9b"/>
    </style:style>
    <style:style style:name="P26" style:family="paragraph" style:parent-style-name="Text_20_body">
      <style:text-properties officeooo:paragraph-rsid="002d7d9b"/>
    </style:style>
    <style:style style:name="P27" style:family="paragraph" style:parent-style-name="Text_20_body">
      <style:text-properties officeooo:paragraph-rsid="00309d9d"/>
    </style:style>
    <style:style style:name="P28" style:family="paragraph" style:parent-style-name="Text_20_body">
      <style:text-properties officeooo:paragraph-rsid="003c457a"/>
    </style:style>
    <style:style style:name="P29" style:family="paragraph" style:parent-style-name="Heading_20_1">
      <style:paragraph-properties fo:text-align="start" style:justify-single-word="false"/>
      <style:text-properties fo:language="de" fo:country="DE" officeooo:rsid="00145754" officeooo:paragraph-rsid="00145754"/>
    </style:style>
    <style:style style:name="P30" style:family="paragraph" style:parent-style-name="Heading_20_2">
      <style:paragraph-properties fo:text-align="start" style:justify-single-word="false"/>
      <style:text-properties fo:language="de" fo:country="DE" officeooo:rsid="00145754" officeooo:paragraph-rsid="00145754"/>
    </style:style>
    <style:style style:name="P31" style:family="paragraph" style:parent-style-name="Heading_20_2">
      <style:paragraph-properties fo:text-align="start" style:justify-single-word="false"/>
      <style:text-properties fo:language="de" fo:country="DE" officeooo:rsid="00145754" officeooo:paragraph-rsid="00185925"/>
    </style:style>
    <style:style style:name="P32" style:family="paragraph" style:parent-style-name="Heading_20_2">
      <style:paragraph-properties fo:text-align="start" style:justify-single-word="false"/>
      <style:text-properties fo:language="de" fo:country="DE" officeooo:rsid="00145754" officeooo:paragraph-rsid="001af767"/>
    </style:style>
    <style:style style:name="P33" style:family="paragraph" style:parent-style-name="Heading_20_2">
      <style:paragraph-properties fo:text-align="start" style:justify-single-word="false"/>
      <style:text-properties fo:language="de" fo:country="DE" officeooo:rsid="003b923b" officeooo:paragraph-rsid="003b923b"/>
    </style:style>
    <style:style style:name="P34" style:family="paragraph" style:parent-style-name="Heading_20_2">
      <style:paragraph-properties fo:text-align="start" style:justify-single-word="false"/>
      <style:text-properties fo:language="de" fo:country="DE" officeooo:rsid="00185925" officeooo:paragraph-rsid="00185925"/>
    </style:style>
    <style:style style:name="P35" style:family="paragraph" style:parent-style-name="Heading_20_3">
      <style:paragraph-properties fo:text-align="start" style:justify-single-word="false"/>
      <style:text-properties fo:language="de" fo:country="DE"/>
    </style:style>
    <style:style style:name="P36" style:family="paragraph" style:parent-style-name="Heading_20_3">
      <style:paragraph-properties fo:text-align="start" style:justify-single-word="false"/>
      <style:text-properties fo:language="de" fo:country="DE" officeooo:paragraph-rsid="00343b49"/>
    </style:style>
    <style:style style:name="P37" style:family="paragraph" style:parent-style-name="Heading_20_3">
      <style:paragraph-properties fo:text-align="start" style:justify-single-word="false"/>
      <style:text-properties fo:language="de" fo:country="DE" officeooo:paragraph-rsid="001af767"/>
    </style:style>
    <style:style style:name="P38" style:family="paragraph" style:parent-style-name="Heading_20_3">
      <style:paragraph-properties fo:text-align="start" style:justify-single-word="false"/>
      <style:text-properties fo:language="de" fo:country="DE" officeooo:rsid="0014c5c4" officeooo:paragraph-rsid="0014c5c4"/>
    </style:style>
    <style:style style:name="P39" style:family="paragraph" style:parent-style-name="Heading_20_3">
      <style:paragraph-properties fo:text-align="start" style:justify-single-word="false"/>
      <style:text-properties fo:language="de" fo:country="DE" officeooo:rsid="001af767" officeooo:paragraph-rsid="001af767"/>
    </style:style>
    <style:style style:name="P40" style:family="paragraph" style:parent-style-name="Heading_20_3">
      <style:text-properties fo:language="de" fo:country="DE"/>
    </style:style>
    <style:style style:name="P41" style:family="paragraph" style:parent-style-name="Heading_20_4">
      <style:text-properties fo:language="de" fo:country="DE"/>
    </style:style>
    <style:style style:name="P42" style:family="paragraph" style:parent-style-name="Text_20_body">
      <style:text-properties officeooo:paragraph-rsid="003c457a"/>
    </style:style>
    <style:style style:name="P43" style:family="paragraph" style:parent-style-name="Text_20_body">
      <style:paragraph-properties fo:text-align="start" style:justify-single-word="false"/>
      <style:text-properties fo:language="de" fo:country="DE" officeooo:paragraph-rsid="003b923b"/>
    </style:style>
    <style:style style:name="P44" style:family="paragraph" style:parent-style-name="Text_20_body">
      <style:paragraph-properties fo:text-align="start" style:justify-single-word="false"/>
      <style:text-properties fo:language="de" fo:country="DE" officeooo:paragraph-rsid="0042efbf"/>
    </style:style>
    <style:style style:name="T1" style:family="text">
      <style:text-properties officeooo:rsid="00145754"/>
    </style:style>
    <style:style style:name="T2" style:family="text">
      <style:text-properties officeooo:rsid="00185925"/>
    </style:style>
    <style:style style:name="T3" style:family="text">
      <style:text-properties fo:language="de" fo:country="DE"/>
    </style:style>
    <style:style style:name="T4" style:family="text">
      <style:text-properties fo:language="de" fo:country="DE" officeooo:rsid="002c59cc"/>
    </style:style>
    <style:style style:name="T5" style:family="text">
      <style:text-properties fo:language="de" fo:country="DE" officeooo:rsid="002d4110"/>
    </style:style>
    <style:style style:name="T6" style:family="text">
      <style:text-properties fo:language="de" fo:country="DE" officeooo:rsid="002d7d9b"/>
    </style:style>
    <style:style style:name="T7" style:family="text">
      <style:text-properties fo:language="de" fo:country="DE" fo:font-weight="normal" officeooo:rsid="002d7d9b" style:font-weight-asian="normal" style:font-weight-complex="normal"/>
    </style:style>
    <style:style style:name="T8" style:family="text">
      <style:text-properties fo:language="de" fo:country="DE" officeooo:rsid="00309d9d"/>
    </style:style>
    <style:style style:name="T9" style:family="text">
      <style:text-properties fo:language="de" fo:country="DE" officeooo:rsid="00185925"/>
    </style:style>
    <style:style style:name="T10" style:family="text">
      <style:text-properties fo:language="de" fo:country="DE" officeooo:rsid="003c457a"/>
    </style:style>
    <style:style style:name="T11" style:family="text">
      <style:text-properties officeooo:rsid="0019c076"/>
    </style:style>
    <style:style style:name="T12" style:family="text">
      <style:text-properties fo:color="#c9211e" loext:opacity="100%"/>
    </style:style>
    <style:style style:name="T13" style:family="text">
      <style:text-properties fo:color="#c9211e" loext:opacity="100%" officeooo:rsid="001ddedc"/>
    </style:style>
    <style:style style:name="T14" style:family="text">
      <style:text-properties fo:color="#c9211e" loext:opacity="100%" officeooo:rsid="0039da21"/>
    </style:style>
    <style:style style:name="T15" style:family="text">
      <style:text-properties officeooo:rsid="001af767"/>
    </style:style>
    <style:style style:name="T16" style:family="text">
      <style:text-properties officeooo:rsid="001d6152"/>
    </style:style>
    <style:style style:name="T17" style:family="text">
      <style:text-properties officeooo:rsid="001ddedc"/>
    </style:style>
    <style:style style:name="T18" style:family="text">
      <style:text-properties officeooo:rsid="001f9b85"/>
    </style:style>
    <style:style style:name="T19" style:family="text">
      <style:text-properties officeooo:rsid="0021d021"/>
    </style:style>
    <style:style style:name="T20" style:family="text">
      <style:text-properties officeooo:rsid="00249f49"/>
    </style:style>
    <style:style style:name="T21" style:family="text">
      <style:text-properties officeooo:rsid="0025c542"/>
    </style:style>
    <style:style style:name="T22" style:family="text">
      <style:text-properties officeooo:rsid="002695be"/>
    </style:style>
    <style:style style:name="T23" style:family="text">
      <style:text-properties style:text-underline-style="none" officeooo:rsid="002695be"/>
    </style:style>
    <style:style style:name="T24" style:family="text">
      <style:text-properties style:font-name="Liberation Serif"/>
    </style:style>
    <style:style style:name="T25" style:family="text">
      <style:text-properties style:font-name="Liberation Serif" officeooo:rsid="002772d7"/>
    </style:style>
    <style:style style:name="T26" style:family="text">
      <style:text-properties style:font-name="Liberation Serif" officeooo:rsid="0027e23b"/>
    </style:style>
    <style:style style:name="T27" style:family="text">
      <style:text-properties style:font-name="Liberation Serif" fo:font-weight="normal" style:font-weight-asian="normal" style:font-weight-complex="normal"/>
    </style:style>
    <style:style style:name="T28" style:family="text">
      <style:text-properties style:font-name="Liberation Serif" fo:font-weight="normal" officeooo:rsid="002772d7" style:font-weight-asian="normal" style:font-weight-complex="normal"/>
    </style:style>
    <style:style style:name="T29" style:family="text">
      <style:text-properties style:font-name="Liberation Serif" fo:font-weight="normal" officeooo:rsid="0027e23b" style:font-weight-asian="normal" style:font-weight-complex="normal"/>
    </style:style>
    <style:style style:name="T30" style:family="text">
      <style:text-properties officeooo:rsid="0029d763"/>
    </style:style>
    <style:style style:name="T31" style:family="text">
      <style:text-properties fo:color="#000000" loext:opacity="100%" officeooo:rsid="0019c076"/>
    </style:style>
    <style:style style:name="T32" style:family="text">
      <style:text-properties officeooo:rsid="002b6f9e"/>
    </style:style>
    <style:style style:name="T33" style:family="text">
      <style:text-properties officeooo:rsid="002c59cc"/>
    </style:style>
    <style:style style:name="T34" style:family="text">
      <style:text-properties officeooo:rsid="002d4110"/>
    </style:style>
    <style:style style:name="T35" style:family="text">
      <style:text-properties officeooo:rsid="002d7d9b"/>
    </style:style>
    <style:style style:name="T36" style:family="text">
      <style:text-properties officeooo:rsid="002f6f99"/>
    </style:style>
    <style:style style:name="T37" style:family="text">
      <style:text-properties style:font-name="sans-serif"/>
    </style:style>
    <style:style style:name="T38" style:family="text">
      <style:text-properties officeooo:rsid="00309d9d"/>
    </style:style>
    <style:style style:name="T39" style:family="text">
      <style:text-properties officeooo:rsid="0030d9b2"/>
    </style:style>
    <style:style style:name="T40" style:family="text">
      <style:text-properties officeooo:rsid="00330842"/>
    </style:style>
    <style:style style:name="T41" style:family="text">
      <style:text-properties officeooo:rsid="002772d7"/>
    </style:style>
    <style:style style:name="T42" style:family="text">
      <style:text-properties officeooo:rsid="00343b49"/>
    </style:style>
    <style:style style:name="T43" style:family="text">
      <style:text-properties officeooo:rsid="003518ba"/>
    </style:style>
    <style:style style:name="T44" style:family="text">
      <style:text-properties officeooo:rsid="003633cc"/>
    </style:style>
    <style:style style:name="T45" style:family="text">
      <style:text-properties officeooo:rsid="0037276b"/>
    </style:style>
    <style:style style:name="T46" style:family="text">
      <style:text-properties officeooo:rsid="003811f5"/>
    </style:style>
    <style:style style:name="T47" style:family="text">
      <style:text-properties officeooo:rsid="003b923b"/>
    </style:style>
    <style:style style:name="T48" style:family="text">
      <style:text-properties officeooo:rsid="003c457a"/>
    </style:style>
    <style:style style:name="T49" style:family="text">
      <style:text-properties officeooo:rsid="003d7907"/>
    </style:style>
    <style:style style:name="T50" style:family="text">
      <style:text-properties officeooo:rsid="003df670"/>
    </style:style>
    <style:style style:name="T51" style:family="text">
      <style:text-properties officeooo:rsid="003feb79"/>
    </style:style>
    <style:style style:name="T52" style:family="text">
      <style:text-properties officeooo:rsid="0041bc39"/>
    </style:style>
    <style:style style:name="T53" style:family="text">
      <style:text-properties officeooo:rsid="0042efbf"/>
    </style:style>
    <style:style style:name="T54" style:family="text">
      <style:text-properties officeooo:rsid="004307a9"/>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9" text:outline-level="1" text:is-list-header="true">Schutz gegen Bo<text:span text:style-name="T2">t</text:span>netze</text:h>
      <text:p text:style-name="P1">Das Wissen über drohende Gefahren aus dem Internet ist der erste Schritt zum Selbstschutz. Mit konkreteren Maßnahmen ist es jedoch möglich eine Botnetz-Infektion vorzubeugen, oder im Notfall dagegen in Aktion zu Treten.</text:p>
      <text:h text:style-name="P30" text:outline-level="2" text:is-list-header="true">Maßnahmen gegen Infe<text:span text:style-name="T2">k</text:span>tion</text:h>
      <text:p text:style-name="P2"><text:span text:style-name="T1">D</text:span>er effektivste Weg um gegen Botnetze vorzugehen ist es die Ausbreitung des Botnetzes zu stoppen. Herzu gibt es verschiedene präventiv Maßnahmen, welche selbst im Verbund keine absolute Sicherheit vor einer Botnetz-Infektion bieten können <text:span text:style-name="T39">(</text:span><text:span text:style-name="T38">Ionos </text:span><text:span text:style-name="T39">2020)</text:span>. Dennoch steigt durch jeden zusätzlichen Schritt die Wahrscheinlichkeit eine Infektion zu vermeiden oder diese frühzeitig zu erkennen, bevor ein Schaden entsteht.</text:p>
      <text:h text:style-name="P35" text:outline-level="3" text:is-list-header="true">Aktuelle Software</text:h>
      <text:p text:style-name="P3">Dieser Punkt wirkt banal, jedoch kann viele Schade dadurch verhindert werden die eigenen Systeme aktuell zu halten. Schadcode für Bots ist in dieser Hinsicht nicht anders als anderer Schadcode. Kriminelle versuchen eine Schwachstelle im System auszunutzen um eigene Software auf den Gräten ihrer Opfer zu platzieren. <text:span text:style-name="T11">Dabei kann es sich sowohl um ein Betriebssystem als auch um installierte Anwendungen handeln </text:span><text:span text:style-name="T35">(BSI-Botnetze, web)</text:span><text:span text:style-name="T36">(</text:span><text:a xlink:type="simple" xlink:href="https://www.pcwelt.de/author/gotz_schartner" text:style-name="Internet_20_link" text:visited-style-name="Visited_20_Internet_20_Link"><text:span text:style-name="T35">Schartner</text:span></text:a><text:span text:style-name="T35">, 28.6.2017</text:span><text:span text:style-name="T36">)</text:span><text:span text:style-name="T11">.<text:line-break/></text:span>Zeit spielt <text:span text:style-name="T11">in beiden Fällen</text:span> eine kritische Rolle. Wird eine <text:span text:style-name="T11">Sicherheitslücke in einem in einer verbreiten Software gefunden, veröffentlichen verschiedene Quellen eine entsprechende Warnung. Zu diesen Quellen </text:span><text:span text:style-name="T31">gehört</text:span><text:span text:style-name="T11"> </text:span><text:span text:style-name="T30">die CVE-List des Unternehmens Mitre. Dieses </text:span><text:span text:style-name="T32">bietet </text:span><text:span text:style-name="T30">seit 1999 mit der CVE-Liste, eine Datenbank </text:span><text:span text:style-name="T32">in der Schwachstellen in IT-Systemen nummeriert und veröffentlicht werden </text:span><text:span text:style-name="T33">(CVE, web)</text:span><text:span text:style-name="T30">. </text:span><text:span text:style-name="T32">Mitre zielt dabei ein auf die Schaffung eines konstruktiven Diskurses um konkreten die Sicherheitslücken ab. </text:span><text:span text:style-name="T11">So sind Firmen und private Nutzer der Software dazu in der Lage Schritte zur Risikominimierung einzuleiten, bevor die Sicherheitslücke durch ein Update geschlossen wird. Kriminelle machen sich jedoch ebenfalls diese Informationen zu nutze, womit der Wettlauf um die betroffenen Gräte beginnt. Ignorieren die Nutzer wissend ein sicherheitskritisches Update, lassen sie damit die Bahn frei für den möglichen Missbrauch ihrer Maschinen </text:span><text:span text:style-name="T35">(Laass 2011: 13)</text:span><text:span text:style-name="T11">. Finden Angreifer Schwachstellen bevor diese den Softwareherstellern bekannt ist, hat dies in der Regel eine massive Verbreitung von Schadsoftware zur Folge.</text:span></text:p>
      <text:h text:style-name="P36" text:outline-level="3" text:is-list-header="true">Anwe<text:span text:style-name="T2">n</text:span>derbewusstsein</text:h>
      <text:p text:style-name="P8">Für einige Besitzer eines Computers ist dieser eine Blackbox, <text:span text:style-name="T17">bei </text:span>welche<text:span text:style-name="T17">r</text:span> durch antrainierte Eingabefolgen ein bestimmtes Ziel erreicht wird. Ein fehlendes Verständnis oder Wissen über mögliche Bedrohungen, mach sie verwundbar gegen ein breite Palette von Angriffen und Betrug<text:span text:style-name="T17">sversuchen</text:span>.<text:line-break/>Da es sich bei Malware für Botnetz <text:span text:style-name="T17">nicht grundlegend von herkömmlicher Software unterscheidet,</text:span><text:span text:style-name="T16"> ist </text:span><text:span text:style-name="T17">deren</text:span><text:span text:style-name="T16"> Zugang zum Rechner </text:span><text:span text:style-name="T17">in erster Linie</text:span><text:span text:style-name="T16"> vom Nutzer abhängig. </text:span><text:span text:style-name="T17">Sind die Besitzer unvorsichtig und schenken den falschen Quellen Vertrauen, kann ihr Gerät schnell ein Bot-Programm beherbergen </text:span><text:span text:style-name="T33">(BSI-</text:span><text:span text:style-name="T35">Anti-Vir, web</text:span><text:span text:style-name="T33">)</text:span><text:span text:style-name="T17">.<text:line-break/>Um die Aufmerksamkeit dieser Nutzergruppe zu erlangen, verwenden Kriminelle verschiedene Taktiken. In Spam übertragene Phishing-Mails ist eine dieser Methoden. Mit verschiedenen Maschen, werden die Empfänger aufgefordert einen Angang zu öffnen oder einem Link zu folgen. </text:span><text:soft-page-break/><text:span text:style-name="T17">Mehr dazu in </text:span><text:span text:style-name="T13">Abschnitt X „Verbreitung von Botnetzen“</text:span><text:span text:style-name="T17">.<text:line-break/>Gerade im Unternehmensumfeld ist das Risiko bekannt, welches von uninformierten Nutzern ausgeht. Aus diesem Grund wird vermehrt Wert auf Aufklärungskampagnen gelegt. Um das Nutzer dazu zu bewegen sich mit IT-Sicherheit zu beschäftigen, versuchen sowohl Unternehmen </text:span><text:span text:style-name="T35">(ESET, web) </text:span><text:span text:style-name="T17">als auch verschiedene Webseiten </text:span><text:span text:style-name="T35">(Stern 2019)</text:span><text:span text:style-name="T17"> </text:span><text:span text:style-name="T35">und Vereine (Deutschland-sicher-im-Nezt 2016) </text:span><text:span text:style-name="T17">dieses Thema abwechslungsreich aufzubereiten. Mit Lerninhalten verpackt <text:s/>unterschiedliche Medien, wie Texte, Videos, Quiz und interaktiven Aufgaben, können Unternehmen ihre Mitarbeiter schulen. </text:span><text:span text:style-name="T18">Mit Online-Spielen wie Tonis Escape von Sicher-Digitale-Zukunft </text:span><text:span text:style-name="T33">(</text:span><text:span text:style-name="T34">Lehrer-Online </text:span><text:span text:style-name="T33">05.09.2022) </text:span><text:span text:style-name="T18">oder SecurityCards von BAKgame </text:span><text:span text:style-name="T33">(Heise Online – Games) </text:span><text:span text:style-name="T18">ist es ebenso möglich die Wichtigkeit von IT-Security Kindern und Erwachsenen auf spannende und Amüsante weise näher zu bringen.</text:span></text:p>
      <text:h text:style-name="P35" text:outline-level="3" text:is-list-header="true">Sicherheitseins<text:span text:style-name="T2">t</text:span>ellung von Standartsoftware</text:h>
      <text:p text:style-name="P4">Damit der Benutzer eines Computers nicht vor jedem Klick die Sicherheit seiner Verhaltens überdenken muss, bieten die meisten E-Mail Programme oder Browser in ihren Einstellung verschiedene Sicherheitsstufen. <text:span text:style-name="T19">Eine Strenge Einstellung der Datenschutz- und Sicherheitsregeln in der verwendeten Software kann die Anzahl der Begegnungen mit potenzieller Malware verringern. So könne diese erkannt und eine entsprechender Aufruf zur Vorsicht an dem Nutzer gemeldet werden. Für diese Sicherheit gibt es jedoch Einbuße im Komfort. Beispielhaft kann es zu Einschränkungen bei der Navigation durch das Internet kommen, wenn der Browser eine Webseite als unsicher einstuft und den Zutritt zu dieser Blockiert.</text:span></text:p>
      <text:h text:style-name="P38" text:outline-level="3" text:is-list-header="true">Virenschutzprogramme</text:h>
      <text:p text:style-name="P6">Bei allen Betriebssystemen ist der Einsatz eines Virenschutzprogramms sinnvoll, ob kostenpflichtig oder kostenlos. Da sich der Botnetz-Schadcode in Dateien und Registern versteckt, bleibt dieser dem Nutzer verborgen. Ein Virenscanner durchsucht im Hintergrund alle Dateien auf typische Anzeichen von Malware <text:span text:style-name="T35">(Laass 2011: 12)</text:span>. So lassen sich Bots aufspüren und beseitigen. Demnach ist es empfehlenswert den Virenschutz aktuell zu halten, damit dieser auch auf neu entdeckte Botnetz-Muster reagieren kann.<text:line-break/>Windows profitiert dabei am meisten von einem zusätzlichem Schutz, da es aufgrund der hohen Anzahl an Benutzern das größte Ziel für Angreifer darstellt. Auch wenn es mit dem Windows Defender einen Virenschutz mitgeliefert bekommt, zeigen Marktvergleiche das konkurrierende Anbieter einen besseren Schutz bieten. Anbieter wie Bitdefender, Avira, Kaspersky und Avast erzielen eine höhere Erkennungsrate und stellen eine breitere Palette an Funktionen zur Verfügung <text:span text:style-name="T33">(Bauer 2023)(Stern 2023)</text:span>.<text:line-break/>Linux ist bereits strukturell ein sicherer als Windows und wir unter anderem wegen der kleineren Zielgruppe weniger von Cyberangreifern ins Visier genommen. Dennoch ist ein Virenscanner für Linux eine vorausschauende Entscheidung.</text:p>
      <text:h text:style-name="P31" text:outline-level="2" text:is-list-header="true">Maßnahmen <text:span text:style-name="T2">nach Infektion</text:span></text:h>
      <text:p text:style-name="P5">Sollte ein Gerät Teil eines Botnetzes geworden sein gilt es Ruhe zu bewahren und einen der folgenden Wege zur Entfernung des Schadcodes zu befolgen. Zuerst sollte jedoch in jedem Fall die Verbindung zu Internet unterbrochen werden. <text:span text:style-name="T20">Auf diese Weise wird verhindert, dass der Bot weiteren Module nachlädt und damit zu einer größeren Gefahr anwächst. Zusätzlich blockiert es </text:span><text:soft-page-break/><text:span text:style-name="T20">den Bot sensible Daten wie Benutzernamen und Passwörter an den Botmaster weiterzureichen, bevor der Schadcode beseitigt werden kann.</text:span></text:p>
      <text:h text:style-name="P39" text:outline-level="3" text:is-list-header="true">Virenscan auf Betriebssystemebene </text:h>
      <text:p text:style-name="P7">Versteckt sich der Bot auf einem Gerät, ist es möglich dass der herkömmliche Virenscanner diesen nicht erkennt. Mittels Rootkids gelingt es dem Bot, seine Dateieinträge aus dem Verzeichnis des Betriebssystems zu entfernen. Der Bot erscheint dem Betriebssystem als nicht existent.<text:line-break/>Verschiedene Antivirenhersteller bieten hierfür eine Abhilfe. Sie stellen ISO-Abbilder ihrer Virenscanner zur Verfügung, welche auf einem externen Medium wie einer CD oder USB-Stick zu speichern sind. Im BIOS wird dieses daraufhin als Boot-Medium ausgewählt, woraufhin beim Neustart nicht das Betriebssystem sondern der Virenscanner gestartet wird. Der Scanner ist nun in der Lage uneingeschränkt alle auf dem Gerät befindliche Dateien auf Anzeichen von Malware untersuchen und den Bot entfernen. In einzelnen Fällen lässt sich der Bot nicht vollständig entfernen und es verbleiben Dateistücke oder Registereinträge. Dann ist geraten zu drastischeren Maßnahmen zu greifen.</text:p>
      <text:h text:style-name="P37" text:outline-level="3" text:is-list-header="true">Computer neu Aufsetzen</text:h>
      <text:p text:style-name="P7">Die sicherste Methode <text:span text:style-name="T21">um einen Bot von einem </text:span><text:span text:style-name="T22">Gerät</text:span><text:span text:style-name="T21"> zu entferne ist es den Computer neu aufzusetzen. </text:span><text:span text:style-name="T22">Indem die Festplatten gelehrt werden, die Register überschrieben und das Betriebssystem neu aufgespielt wird, bleiben keine Information auf dem Gerät aus dehnen die Malware des Bots gestartet werden kann. Der Schadcode des Bots ist damit vollständig vom Gerät gelöscht. Diese Methode um einen Bot zu entfernen bringt viel Aufwand für den Nutzer mit sich. </text:span><text:span text:style-name="T23">Das gesamte System muss neu eingerichtet und alle Anwendungen neu installiert werden. Dieser Zeitaufwand ist für viele Nutzer ausschlaggebend dafür sich geben Option zu entscheiden.</text:span></text:p>
      <text:h text:style-name="P39" text:outline-level="3" text:is-list-header="true">Übernahme des Botnetzes</text:h>
      <text:p text:style-name="P9"><text:span text:style-name="T22">Theoretisch ist es möglich dem Bot auf dem eigenen Rechner zu übernehmen und mit eigenem Code zu </text:span><text:span text:style-name="T41">verändern. Ein Bot sollte in der Lage sein eine Verbindung in das Botnetz aufzubauen und mit dem zentralen Knoten eines IRC-Netzes oder mit den benachbarten Bots eines P2P-Netzes zu kommunizieren. Durch da absetzen einer manipulierten Nachricht wäre es somit möglich dem Botnetz einen Selbstzerstörungsbefehl zu erteilen, wodurch sich die Bots deaktivieren und die Sicherheitslücke schließen. Aus rechtlicher Hinsicht ist diese Art der Botnetzbekämpfung nicht empfehlenswert. So verwei</text:span><text:span text:style-name="T25">st Hatten</text:span><text:span text:style-name="T26">d</text:span><text:span text:style-name="T25">or</text:span><text:span text:style-name="T26">f</text:span><text:span text:style-name="T25"> auf das betroffene Gesetz: „D</text:span><text:span text:style-name="T27">as Entfernen des Bots </text:span><text:span text:style-name="T28">[von fremden Gräten]</text:span><text:span text:style-name="T27"> k</text:span><text:span text:style-name="T28">ö</text:span><text:span text:style-name="T27">nnte als eine unerlaubte Datenver</text:span><text:span text:style-name="T28">ä</text:span><text:span text:style-name="T27">nderung gem</text:span><text:span text:style-name="T28">ä</text:span><text:span text:style-name="T27">ß § 303a StGB sein und w</text:span><text:span text:style-name="T28">ä</text:span><text:span text:style-name="T27">hre dann unter Androhung einer Freiheits</text:span><text:span text:style-name="T28">s</text:span><text:span text:style-name="T27">trafe von bis zu zwei Jahren </text:span><text:span text:style-name="T28">[oder eine entsprechenden Geldstrafe] </text:span><text:span text:style-name="T27">verboten.” </text:span><text:span text:style-name="T28">(Hatten</text:span><text:span text:style-name="T29">d</text:span><text:span text:style-name="T28">or</text:span><text:span text:style-name="T29">f</text:span><text:span text:style-name="T28"> 2009)</text:span></text:p>
      <text:h text:style-name="P32" text:outline-level="2" text:is-list-header="true"><text:span text:style-name="T15">Stärkung des Netzwerks</text:span> gegen Angriffe</text:h>
      <text:p text:style-name="P22"><text:span text:style-name="T1">B</text:span>otnetze sind nicht nur eine Bedrohung wenn das eigene Gerät Teil ein des Netzes wird, sondern ebenso wenn die Unternehmenswebseite oder andere Systeme das Ziel eines konzentrierten Angriffs werden. Auch dagegen sollten Vorkehrungen getroffen werden. Beispielhaft ist die Stärkung der Infrastruktur und des Netzwerks von DDOS-Angriffen. Der Einsatz verschiedene Maßnahmen ermöglicht es Front einer Anfragenwelle standzuhalten.<text:line-break/>Ein Firewall mit aktiviertem Paketfilter blockiert bereits vor dem Betritt des Netzwerks alle <text:soft-page-break/>Anfragen die nicht in das erwartete Nachrichtenmuster passen. Mit der Vergabe von TCP-SYN-Coockies kann eine durch Botanfragen herbeigeführte SYN-Flood-Attacke verhindert werden. Die Verwendung von Proxies erlaubt das verlagern die Internetkommunikation nach weg vom besonders schützenswerten Netzwerk, womit der Datenfluss besser kontrollierbar und organisierbar ist. Schließlich bietet es sich an mittels Loadbalencern eine Infrastruktur aufzubauen die es schafft Datenverkehrspitzen abzufangen und auf mehrere Instanzen einer Zielressource zu verteilen.<text:line-break/>Diese Maßnahmen voneinander unabhängig, weshalb deren gleichzeitige Einsatz die Sicherheit vor DDOS-Angriffen steigert.<text:line-break/><text:span text:style-name="T47">Blacklisting bietet hingegen eine Präventivmaßnahmen um den Kontakt mit infizieren Hosts zu minimieren. Mit unterschiedlichem Vorgehen unterscheiden sich Blacklistingverfaheren von ISPs und Browsern. Sobald bestätigt wurde, dass eine IP-Adresse oder ein ganzes Subnetz an IP-Adressen für den Betrieb eines Botnetzes im Einsatz sind, können diese der Blacklist hinzugefügt werden. Die dort angegebenen Adressen sind somit für den weiteren Datenaustausch gesperrt. Browser bringen Funktionen für ein ähnliches Verhalten mit, wobei diese auf die angegebene URL achten und sie mit Verweisen auf bekannter Gefahrenquellen abgleichen. Um diesen Verhalten global zu verbreiten stellen Services eine Adresssammlung zur Verfügung, welche über eine Abonnementstruktur die aktuell bekannten Gefahren abdeckt (</text:span><text:span text:style-name="T48">Plohmann </text:span><text:span text:style-name="T49">D. </text:span><text:span text:style-name="T50">et. al.</text:span><text:span text:style-name="T49">, 2011, S.79-80)</text:span><text:span text:style-name="T47">.<text:line-break/></text:span><text:span text:style-name="T50">Eine weitere Option ist das Blockieren des Ports 25. Diese Maßnahme baut auf der Hypothese auf, dass Spam E-Mails als nicht vertrauenswürdige und nicht authentifizierte Nachrichten per SMTP über diesen Port versendet werden. Wenn 87% (</text:span><text:span text:style-name="T48">Plohmann </text:span><text:span text:style-name="T49">D. </text:span><text:span text:style-name="T50">et. al.</text:span><text:span text:style-name="T49">, 2011, S.</text:span><text:span text:style-name="T51">86</text:span><text:span text:style-name="T50">) aller gesendeten E-Mails als Spam gemeldet werden ist davon auszugehen, dass der Port 25 in erster Linie Spam erhält. Um die Anzahl der Kontakte mit infizierten Nachrichten zu minimieren ist ein Blockieren dieses Ports ratsam.</text:span></text:p>
      <text:h text:style-name="P33" text:outline-level="2" text:is-list-header="true">Maßnahmen zur Bekämpfung</text:h>
      <text:p text:style-name="P43">Die Gegenmaßnahmen sind in der Regel nicht für das Zerstören des Botnetzes, sondern Wege um den Botmaster in dessen erfolgreichen Nutzung zu behindern. Ein Botnetz bi<text:span text:style-name="T53">e</text:span>tet dabei zwei Angriffsvektoren, d<text:span text:style-name="T53">ie</text:span> Kommunikation<text:span text:style-name="T53">sinfrastruktur</text:span> oder d<text:span text:style-name="T53">ie</text:span> Rentabilität. Auf struktureller Ebene existieren ebenfall<text:span text:style-name="T53">s</text:span> Konzepte die inhärent mehr Sicherheit in ein Netzwerk bringen können. Dabei greifen verschiedene Länder den Umgang mit Botnetzen zu unterschiedlich Maßnahmen.</text:p>
      <text:h text:style-name="P40" text:outline-level="3" text:is-list-header="true">Verteilen von falschen oder verfolgbaren Identitäten</text:h>
      <text:p text:style-name="P43">Vorerst ist zu bedenken, dass Straftaten in der Cyberkriminalität wie ein Großte<text:span text:style-name="T53">i</text:span>l anderer Straftaten durch eine Versprechung auf finanziellen Gewinn motiviert sind. Ein <text:span text:style-name="T53">H</text:span>aupt<text:span text:style-name="T53">h</text:span>andelsgut der Botnetzbetreiber, sind gestohlene Identitäten welche aus den infizierten Hosts extrahiert wurden. Sammelt ein Bot die entsprechenden Daten, müssen diese erst an den Botmaster übermittelt werden, damit dieser die Gegenzahlung einstreichen kann. Um nicht über den direkten Transport der Daten auch sich aufmerksam zu machen werden "Dropzones"(Plohmann D. et. al., 2011, S.81) eingerichtet. Bots senden die gesammelten <text:span text:style-name="T53">I</text:span>nformationen an die Dropzone und der Botmaster ist daraufhin in der Lage die <text:span text:style-name="T53">gebündelt</text:span> einzusammeln. Indem bereits eine kleine Anzahl an gefälschten oder rückverfolgbaren Identitäten in der Dropzone injiziert werden, schädigt das den Kunden welcher die gestohlen Identitäten eingekauft und verwendet hat. Dies lässt den Botnetzbe<text:span text:style-name="T53">t</text:span>reiber als unzuverlässigen Anbieter erscheinen, wodurch dieser Kunden und somit seine Einnahmequelle verliert.</text:p>
      <text:h text:style-name="Heading_20_3" text:outline-level="3" text:is-list-header="true"><text:soft-page-break/>BGP Blackholing <text:span text:style-name="T53">oder Direct Takedown</text:span></text:h>
      <text:p text:style-name="P43">Eine Methode um die Botnetze für Botmaster unbenutzbar zu machen <text:span text:style-name="T53">verwendet</text:span> den <text:span text:style-name="T53">s</text:span>trukturellen Aufbau der zentral verwalteten Botnetze gegen sie. <text:span text:style-name="T53">Sowohl BGP Backholing als auch DNS Sinkholing</text:span> setzen voraus, dass das Botnetz analysiert wurde und der Command &amp; Control Knoten identifiziert werden konnte. Das Border Gateway Protocol (BGP) ist im Einsatz um die Routing Tabellen der ISPs zu verwalten und erlaubt so die Kommunikation derer autonomer Systeme. Das Domain Name System <text:span text:style-name="T53">(DNS)</text:span> ist für die Auflösung der Ressourcenadressierung im Internet zuständig, womit auch dieses ein e<text:span text:style-name="T53">s</text:span>senzieller Bestandteil der Komm<text:span text:style-name="T53">u</text:span>nikation im Internet ist. Sink- oder Blackholing beschreibt dabei ein ähnliches verhalten. Der C&amp;C-Sever wird is<text:span text:style-name="T53">o</text:span>liert, indem die auf ihn gerichteten Routen umgelei<text:span text:style-name="T53">t</text:span>et oder abgeschnitten werden, womit dieser Knoten die <text:span text:style-name="T53">F</text:span>ähigke<text:span text:style-name="T53">i</text:span>t verliert Informationen zu senden oder zu empfangen. Botnetze angelehnt an das IRC-Prinzip mit einer zentralen Verwaltung werden vollkommen Handlungsunfähig. <text:span text:style-name="T52">J</text:span>edoch selbst wenn die Bots keine Befehle erhalten können, blieben die betroffenen Hosts weiterhin <text:span text:style-name="T53">i</text:span>nfiziert.<text:line-break/><text:span text:style-name="T53">Bei einem direkten Takedown eines Servers </text:span>ist zu berücksichtigen, ob der Server ausschließlich Malware bereitstellt oder ob dieser ebenfalls legitime Services bereitstellt. Ist das der Fall, kann der ISP den Server <text:span text:style-name="T53">i</text:span>solieren oder sogar ganz aus dem Netz entfernen. Im <text:span text:style-name="T53">Beispiel</text:span> des Mehica Twitter Botnetzes, welcher mittels der Twitter RSS Web-Feeds kommunizierte (Plohmann D. et. al., 2011, S. 82), <text:span text:style-name="T53">war so ein Vorgehen nicht möglich</text:span>.</text:p>
      <text:h text:style-name="P40" text:outline-level="3" text:is-list-header="true">Vorgehen gehen Peer-to-Peer Botnetze</text:h>
      <text:p text:style-name="P44">Auch Peer-to-Peer Botnetze haben ihren Angriffsvektor im Kommunikationsmechanismus. Hierbei lässt sich die Unveränderlichkeit eines einmal aufgebauten Netzes ausnutzen, um in diesem Instabilitäten zu verursachen. Bots bewerben ih<text:span text:style-name="T53">r</text:span>e <text:span text:style-name="T53">A</text:span>nwesenheit im Netz, um Verbindungen mit weiteren Knoten aufzubauen. Einmal verbunden werden die gespeicherten Kontaktpunkte nicht wieder überschrieben und der Bot wird unflexibel sobal<text:span text:style-name="T53">d</text:span> seine, aus Speicherbedarfsgründen begrenzte, Liste gefüllt ist. Wird nun das Botnetz mit invaliden Knotenangaben oder <text:span text:style-name="T53">D</text:span>uplikaten geflutet, füllen diese die Listen der Bots. D<text:span text:style-name="T53">iese</text:span> verlieren somit ihre Kommunikationsfähigk<text:span text:style-name="T53">ei</text:span>t, durch nicht erreichbare Nachbarknoten oder mehrdeutige <text:span text:style-name="T53">E</text:span>inträge in <text:span text:style-name="T53">ihren</text:span> Routing-Tabellen (Plohmann D. et. al., 2011, S. 88-89). Eine Sybil Attacke verwendet ein ähnliches Vorgehen, um die Kontrolle über das Botnetz zu erlangen. Durch Einschleusen kontrollierter Peers verteilt über das gesamte Peer-to-Peer Botnetz <text:span text:style-name="T53">folgt deren Akzeptiert als </text:span>neue Knoten. Indem sich diese als originale und unzusammenhängende Teilnehmer ausgeben, stellen diese schließlich genug Verbindungen, zu Botmaster kontrollierten Hosts, auf um dessen Einfluss zu über<text:span text:style-name="T53">treffen</text:span>. Plohmann D. et. al. beschreibt dies als eine Vergiftung des Botnetzes durch Sybils <text:span text:style-name="T53">über die</text:span> Zeit (2011, S. 89). </text:p>
      <text:h text:style-name="Heading_20_3" text:outline-level="3" text:is-list-header="true">Walled Garden Konzept</text:h>
      <text:p text:style-name="P43">Es gibt b<text:span text:style-name="T53">e</text:span>reits Ko<text:span text:style-name="T53">n</text:span>zepte um das Internet oder weite Teile dessen vor Botnetzen und <text:span text:style-name="T53">anderer </text:span>Malware abzusiche<text:span text:style-name="T53">r</text:span>n. Ein<text:span text:style-name="T53">e</text:span> dieser Strategien wir als Walled Garden oder Closed Plattform bezeichnet und zi<text:span text:style-name="T53">e</text:span>lt auf eine sichere Netzumgebung ab, <text:span text:style-name="T53">welche</text:span> Malware auf lo<text:span text:style-name="T53">k</text:span>ale Subnetze beschränkt. Hierbei sollen Gefahrenquellen abgewendet werden indem die <text:span text:style-name="T53">Z</text:span>ugänge zum Netz stärker <text:span text:style-name="T53">k</text:span>ontrolliert werden. Dabei folgt das Schema nach Plohmann D. et. al. den drei Schritten "detection, notification and remediation" (2011, S. 87). Wurde <text:span text:style-name="T53">beispielsweise </text:span>mittels Honeypods oder DNS basierten Verfahren eine Gefahrenquelle, wie ein infizierter Host, ausgemacht, steht dieser unter Quarantäne. Er wird von der Netzwerkkomunikation isoliert und keine dessen ausgehenden Nachrichten werden nicht weitergeleitet. Der ISP hat daraufhin die Möglichkeit den <text:soft-page-break/>bet<text:span text:style-name="T53">r</text:span>offenen Host über die Situation zu informieren und ihn auf eine selbst bereitgestellt Seite mit hilfreichen Tipps umzuleiten. Der volle Zugang wird dem Host erst dann gewährt wenn dieser die Gefahrenquelle bereinigt hat. Dennoch ist zu berücksichtigen, dass Nutzern nicht auf Dauer der Netzwerkzugang verwehrt werden kann, da beispielsweise Notrufsignale des Nutzers sonst nicht die Rettungsdienste erreichen. Um einen totalen Ausschluss zu vermeiden werden Besuchsperioden eingerichtet. <text:span text:style-name="T53">In diesen erhält der infizierte Endpunkt eingeschränkten Zugriff in das sonst gesicherte Netz.</text:span></text:p>
      <text:h text:style-name="P40" text:outline-level="3" text:is-list-header="true"><text:span text:style-name="T52">B</text:span>ehördliche <text:span text:style-name="T54">Ü</text:span>berwachung</text:h>
      <text:p text:style-name="P43">Verschiedene Länder haben b<text:span text:style-name="T54">e</text:span>reits Behörden eingerichtet um Nutzern, die einen Verdacht haben selbst Teil eines Botnetz zu sein oder Info<text:span text:style-name="T54">r</text:span>mationen über ein Botnetz haben, mit helfender Hand zur <text:span text:style-name="T54">S</text:span>eite zu stehen. <text:line-break/>In Deutschland handelt es sich dabei um das Anti-Bot-Beratungszentrum welches <text:span text:style-name="T54">zur Zeit der Erarbeitung </text:span>unter der Adresse www.botfrei.de erreichbar ist. Die Webseite wirb<text:span text:style-name="T54">t</text:span>, unterstützt von diversen Institutionen, für die Sicherheit im Netz und bietet Info<text:span text:style-name="T54">r</text:span>matio<text:span text:style-name="T54">n</text:span>en zum <text:span text:style-name="T54">U</text:span>mgang mit Botnetzen.<text:line-break/>Australiens Ansatz bestand in der Australian Internet Security Initative (AISI). Dieses Programm sammelte Produkte in einer Liste zur Sicherung verschiedener Systemtypen, wobei die Australian Certification Authority (ACA) diese <text:span text:style-name="T54">sorgfältig </text:span>geprüft hat (1).<text:line-break/>Japan beteiligt sich mit ihrem Cyver Clean Center aktiv in der Beseitigung von Botsoftware in den Netzen ihrer ISPs. Diese sammeln Proben und Verhaltensmuster von Botnetzen im Netz und erstellen eine Werkzeug zur Entfernung des Schadcodes. Die ISPs werden daraufhin info<text:span text:style-name="T54">r</text:span>miert ihre Kunden über die Situation in Kenntnis zu setzen und auf das Entfernungswerkzeug hinzuweisen welches zum Herunterladen zu<text:span text:style-name="T54">r</text:span> Verfügung steht.</text:p>
      <text:h text:style-name="P34" text:outline-level="2" text:is-list-header="true">Öffentliche Sicht auf Botnetze</text:h>
      <text:p text:style-name="P11"><text:span text:style-name="T2">I</text:span>m Rahmen dieser Arbeit wurde eine Umfrage durchgeführt, um einen Einblick darin zu erhalten wie die öffentliche Sicht auf das Thema IT-Sicherheit und speziell die Einschätzung zu Botnetzen ist. <text:span text:style-name="T40">Dafür wurde die Beantwortung dieser beiden Themen wurde dabei in separate Abschnitte geteilt. Näher fand die Umfrage anonyme, über die Laufzeit eines Monats statt. In dieser Zeit wurde der Umfragebogen von 70 Teilnehmern ausgefüllt. Da die Antworten rein auf den Aussagen der Befragten beruhen, gibt zu vermuten dass die Angaben nicht zwingend den reellen Begebenheiten entsprechen. Die Umfrage enthält Datenpunkte von Befragten im Altersspektrum von 17 bis 65 Jahren. Nicht auszuschließen ist, dass die Demographie der Teilnehmer hat eine Neigung zu Student:innen mit naturwissenschaftlichem Hintergrund hat.</text:span></text:p>
      <text:h text:style-name="P40" text:outline-level="3" text:is-list-header="true">IT-Sicherheit</text:h>
      <text:p text:style-name="P10">Dieser Abschnitt beschäftigt sich mit allgemeinen Fragen zur Absicherung der Geräte und der Medien Kompetenz der Befragten. So sind Rückschlüsse auf die durchschnittliche Verwundbarkeit von Nutzergeräten gegen sogenannte Low-Effort-<text:span text:style-name="T42">Attacks </text:span><text:span text:style-name="T14">[nähere Beschreibung]</text:span> möglich.</text:p>
      <text:p text:style-name="P14">[Diagramm 1]</text:p>
      <text:p text:style-name="P13">Die Frage, ob die eigenen Geräte wie Smartphone oder Computer zeitnahe auf den neusten Softwarestand aktualisiert werden, beantworteten der Großteil mit ja. Jedoch besitzt bei über der Hälfte der Befragten, das updaten der Systeme keine kritische Priorität. Damit werden sie zum <text:soft-page-break/>potenziellen Ziel eines Angriffs, welcher auf bereits bekannte Schwachstellen abzielt.</text:p>
      <text:p text:style-name="P14">[Diagramm 2,3,4]</text:p>
      <text:p text:style-name="P13">Aus den Antworten des Fragebogens stellt sich heraus, dass die Kenntnis über Phishing und weitere Betrugsmethoden bereit vermehrt Einzug in die Gesellschaft gefunden hat. Etwa 76% der Befragten geben an sich bereits mit diesem Thema auseinander gesetzt zu haben. Bei der Frage nach der Methodik, wie sie über Phishing und Betrug aufgeklärt wurden, sind die am häufigsten durchlaufenen Trainings die Belehrung via Vortrag und die Belehrung via Text. 37% geben an, dass sie nicht über Phishing aufgeklärt wurden. Dennoch sind 97% der Teilnehmer davon überzeugt sie würden nicht vertrauenswürdige Nachrichten und Webseiten erkennen. Darüber hinaus verweigern 69% der Nutzer eine Interaktion mit unseriösen Nachrichten, indem sie beispielsweise potenziell gefährliche E-Mails löschen ohne sie zu öffnen.</text:p>
      <text:p text:style-name="P14">[Diagramm 5,6,7]</text:p>
      <text:p text:style-name="P17">Anhand der Sicherheitseinstellungen der Programme kann darauf geschlossen werden, worin die Anwender die größte Gefahr sehen. Der Browser scheint dabei unter großem Verdacht zu stehen eine potenzielle Gefahrenquelle zu sein, da 39% der Nutzer:<text:span text:style-name="T45">innen</text:span> dessen Sicherheitsregelungen im Nachhinein anpassen. Weniger wird der das E-Mail Programm verdächtigt, da dessen Anpassungrate nur bei 29% liegt. Des weiteren ist erkennbar, dass Programme bevorzugt geschützt werden, wenn die Benutzer mit einer Aktivierungsoption konfrontiert werden. So geben 34% der Befragten an bereit wären zusätzliche Plugins zu aktivieren, sofern diese einen Sicherheitszuwachs liefern.<text:line-break/>Bemerkenswert ist ebenfalls dass sich 57- 71% gegen eine Verschärfung der Sicherheitsrichtlinien oder Härtung ihrer Anwendungen entscheiden. Dies kann mit der Zuversicht der Nutzer:<text:span text:style-name="T45">innen</text:span> in Verbindung gebracht werden, dass diese eine Gefahr frühzeitig erkennen und vermeiden können, entsprechend der Frage zur Aufmerksamkeit. </text:p>
      <text:p text:style-name="P14">[Diagramm 8,9]</text:p>
      <text:p text:style-name="P18">Die Angaben zur Virenschutznutzung zeigen ein klares Bild von der Gesellschaft. Der Großteil der Nutzer:innen hat ein grundlegendes Interesse daran, dass ihr System sicher vor Angreifern ist. Dies lässt eine Korrelation zu den Verkaufszahlen der Virenschutzprogramme zu. <text:span text:style-name="T46">So verwenden 47% der Befragten einen kommerzielles Antiviren-Programm, während etwa 25% auf die Standartsoftware vertrauen.</text:span></text:p>
      <text:p text:style-name="P19">Über alle Fragen im Bereich IT-Sicherheit hinweg ist erkennbar, dass etwa 25% der Nutzer:innen ihr System nach minimalen Anforderungen sichern. Damit werden diese zu bevorzugten Zielen für Angreifer.</text:p>
      <text:h text:style-name="P40" text:outline-level="3" text:is-list-header="true">Botnetz</text:h>
      <text:p text:style-name="P20">Dieser Abschnitt beschäftigt sich mit Fragen zur allgemeinen Bekanntheit von Botnetzen in der Gesellschaft. </text:p>
      <text:p text:style-name="P15">[Diagramm <text:span text:style-name="T43">1</text:span>]</text:p>
      <text:p text:style-name="P21">Mit einem Wert von 54% geben über die Hälfte der Befragten an, bereits von Botnetzen gehört zu haben. Dies ist eine ungewöhnlich hohe Zahl, wenn berücksichtigt wird das Botnetze selten im Zentrum medialer Aufmerksamkeit stehen [<text:span text:style-name="T12">Beleg?</text:span>].</text:p>
      <text:p text:style-name="P16"><text:soft-page-break/>[Diagramm <text:span text:style-name="T44">2,3</text:span>]</text:p>
      <text:p text:style-name="P21">Obwohl nur etwas über die Hälfte den Begriff Botnetz wiedererkannt haben. Schätzen 61% dessen Verhalten richtig ein. Die darauffolgend meist ausgewählten Antworten stimmen mit 16% dafür, dass es sich bei Botnetzen um Hardware-Elemente handelt, oder wollten keine Vermutung zu dieser Frage abgeben. Trotz dem dass jeder sechste einen Hardwarebezug vermutet, erwartet die Mehrheit einen Weg über die Software, um ein Botnetz zu verlassen. So Stimmten 73% für ein neu Aufsetzen des Computers, während ebenso die Anzahl der Enthaltungen auf 20% gestiegen ist.</text:p>
      <text:p text:style-name="P16">[Diagramm <text:span text:style-name="T44">4</text:span>]</text:p>
      <text:p text:style-name="P21">Schließlich ist die überwiegende Mehrheit mit 87% davon überzeugt selbst noch nie Teil eines Botnetzes gewesen zu sein.</text:p>
      <text:p text:style-name="P21">Aufgrund der gegebenen Antworten lässt sich interpretieren, dass in der breiten Gesellschaft ein grundlegendes Verständnis darüber existiert was Botnetze sind. Diesen wird dabei im Bereich Malware jedoch keine besondere Relevanz zugeordnet.</text:p>
      <text:h text:style-name="P41" text:outline-level="4" text:is-list-header="true">Quelle:</text:h>
      <text:p text:style-name="P12"><text:span text:style-name="T24">Anton Hattendorf;</text:span><text:span text:style-name="T37"> </text:span><text:span text:style-name="T24">Moderne Botnetze; Proceedings zum Seminar<text:line-break/>Future Internet (FI) SS2009 </text:span></text:p>
      <text:p text:style-name="P23"><text:span text:style-name="T3">CVE → </text:span><text:a xlink:type="simple" xlink:href="https://www.cve.org/About/History" text:style-name="Internet_20_link" text:visited-style-name="Visited_20_Internet_20_Link">https://www.cve.org/About/History</text:a><text:span text:style-name="T3"> (Zugriff: 09.03.2023)</text:span></text:p>
      <text:p text:style-name="P24"><text:span text:style-name="T3">Bundespolizei Virus </text:span><text:span text:style-name="T4">(Felix Bauer; </text:span><text:span text:style-name="T3">5. März 2023</text:span><text:span text:style-name="T4">)</text:span><text:span text:style-name="T3"> → </text:span><text:a xlink:type="simple" xlink:href="https://www.bundespolizei-virus.de/virenschutz/" text:style-name="Internet_20_link" text:visited-style-name="Visited_20_Internet_20_Link">https://www.bundespolizei-virus.de/virenschutz/</text:a><text:span text:style-name="T4"> (Zugriff: 09.03.2023)</text:span></text:p>
      <text:p text:style-name="P24"><text:span text:style-name="T4">Stern (</text:span><text:a xlink:type="simple" xlink:href="https://www.stern.de/vergleich/autor/daniel-wolf/" text:style-name="Internet_20_link" text:visited-style-name="Visited_20_Internet_20_Link"><text:span text:style-name="T3">Daniel Wolf</text:span></text:a><text:span text:style-name="T4">)</text:span><text:span text:style-name="T3"> <text:s/></text:span><text:span text:style-name="T4">→ </text:span><text:a xlink:type="simple" xlink:href="https://www.stern.de/vergleich/virenscanner/" text:style-name="Internet_20_link" text:visited-style-name="Visited_20_Internet_20_Link">https://www.stern.de/vergleich/virenscanner/</text:a><text:span text:style-name="T4"> (Zugriff: 09.03.2023)</text:span></text:p>
      <text:p text:style-name="P23"><text:span text:style-name="T3">Heise-Linux (Anna Kalinowsky,7. Februar 2022) → </text:span><text:a xlink:type="simple" xlink:href="https://www.heise.de/tipps-tricks/Virenschutz-unter-Linux-3885535.html" text:style-name="Internet_20_link" text:visited-style-name="Visited_20_Internet_20_Link">https://www.heise.de/tipps-tricks/Virenschutz-unter-Linux-3885535.html</text:a><text:span text:style-name="T3"> (Zugriff: 09.03.2023)</text:span></text:p>
      <text:p text:style-name="P23"><text:span text:style-name="T3">BSI-Virenschutz → </text:span><text:a xlink:type="simple" xlink:href="https://www.bsi.bund.de/DE/Themen/Verbraucherinnen-und-Verbraucher/Informationen-und-Empfehlungen/Cyber-Sicherheitsempfehlungen/Virenschutz-Firewall/Virenschutzprogramme/virenschutzprogramme_node.html" text:style-name="Internet_20_link" text:visited-style-name="Visited_20_Internet_20_Link">https://www.bsi.bund.de/DE/Themen/Verbraucherinnen-und-Verbraucher/Informationen-und-Empfehlungen/Cyber-Sicherheitsempfehlungen/Virenschutz-Firewall/Virenschutzprogramme/virenschutzprogramme_node.html</text:a><text:span text:style-name="T3"> (Zugriff: 09.03.2023) </text:span></text:p>
      <text:p text:style-name="P23"><text:span text:style-name="T3">Heise-Fake-Antivir (23.10.2008) → </text:span><text:a xlink:type="simple" xlink:href="https://www.heise.de/security/bilderstrecke/bilderstrecke_329610.html" text:style-name="Internet_20_link" text:visited-style-name="Visited_20_Internet_20_Link">https://www.heise.de/security/bilderstrecke/bilderstrecke_329610.html</text:a><text:span text:style-name="T3"> (Zugriff: 09.03.2023)</text:span></text:p>
      <text:p text:style-name="P26"><text:span text:style-name="T4">Heise Online – Games (</text:span><text:span text:style-name="T3">Ute Roos, 01.07.2022</text:span><text:span text:style-name="T4">) → </text:span><text:a xlink:type="simple" xlink:href="https://www.heise.de/news/Cybersecurity-Spiel-Sich-auf-den-Ernstfall-vorbereiten-7159047.html" text:style-name="Internet_20_link" text:visited-style-name="Visited_20_Internet_20_Link">https://www.heise.de/news/Cybersecurity-Spiel-Sich-auf-den-Ernstfall-vorbereiten-7159047.html</text:a><text:span text:style-name="T4"> (Zugriff: 10.03.2023)</text:span></text:p>
      <text:p text:style-name="P26"><text:span text:style-name="T5">Lehrer-Online (</text:span><text:span text:style-name="T3">05.09.2022</text:span><text:span text:style-name="T5">) → </text:span><text:a xlink:type="simple" xlink:href="https://www.lehrer-online.de/aktuelles/aktuelle-nachrichten/news/na/tonis-escape-dem-hacker-auf-der-spur/" text:style-name="Internet_20_link" text:visited-style-name="Visited_20_Internet_20_Link">https://www.lehrer-online.de/aktuelles/aktuelle-nachrichten/news/na/tonis-escape-dem-hacker-auf-der-spur/</text:a><text:span text:style-name="T5"> </text:span><text:span text:style-name="T6">(</text:span><text:span text:style-name="T4">Zugriff: </text:span><text:span text:style-name="T6">10.03.2023)</text:span></text:p>
      <text:p text:style-name="P25"><text:span text:style-name="T3">BSI-Botnetze → </text:span><text:a xlink:type="simple" xlink:href="https://www.bsi.bund.de/DE/Themen/Verbraucherinnen-und-Verbraucher/Cyber-Sicherheitslage/Methoden-der-Cyber-Kriminalitaet/Botnetze/botnetze_node.html" text:style-name="Internet_20_link" text:visited-style-name="Visited_20_Internet_20_Link">https://www.bsi.bund.de/DE/Themen/Verbraucherinnen-und-Verbraucher/Cyber-Sicherheitslage/Methoden-der-Cyber-Kriminalitaet/Botnetze/botnetze_node.html</text:a><text:span text:style-name="T3"> (</text:span><text:span text:style-name="T4">Zugriff: </text:span><text:span text:style-name="T3">09.03.2023)</text:span></text:p>
      <text:p text:style-name="P25"><text:span text:style-name="T3">ESET → </text:span><text:a xlink:type="simple" xlink:href="https://www.eset.com/us/about/newsroom/press-releases/eset-launches-partner-phishing-derby-for-channel-to-ensure-best-cybersecurity-practices/" text:style-name="Internet_20_link" text:visited-style-name="Visited_20_Internet_20_Link">https://www.eset.com/us/about/newsroom/press-releases/eset-launches-partner-phishing-derby-for-channel-to-ensure-best-cybersecurity-practices/</text:a><text:span text:style-name="T3"> (</text:span><text:span text:style-name="T4">Zugriff: </text:span><text:span text:style-name="T3">10.03.2023)</text:span></text:p>
      <text:p text:style-name="P26"><text:span text:style-name="T6">Deutschland-sicher-im-Nez</text:span><text:span text:style-name="T7">t (</text:span><text:span text:style-name="Strong_20_Emphasis"><text:span text:style-name="T7">22.07.2016</text:span></text:span><text:span text:style-name="T7">) </text:span><text:span text:style-name="T6">→ </text:span><text:a xlink:type="simple" xlink:href="https://www.sicher-im-netz.de/node/1571" text:style-name="Internet_20_link" text:visited-style-name="Visited_20_Internet_20_Link">https://www.sicher-im-netz.de/node/1571</text:a><text:span text:style-name="T6"> (</text:span><text:span text:style-name="T4">Zugriff: </text:span><text:soft-page-break/><text:span text:style-name="T4">09.03.2023</text:span><text:span text:style-name="T6">)</text:span></text:p>
      <text:p text:style-name="P26"><text:span text:style-name="T6">Stern (23.01.2019) → </text:span><text:a xlink:type="simple" xlink:href="https://www.stern.de/digital/online/google-quiz--dieser-test-zeigt--ob-du-phishing-mails-erkennst-8546376.html" text:style-name="Internet_20_link" text:visited-style-name="Visited_20_Internet_20_Link">https://www.stern.de/digital/online/google-quiz--dieser-test-zeigt--ob-du-phishing-mails-erkennst-8546376.html</text:a><text:span text:style-name="T6"> (</text:span><text:span text:style-name="T4">Zugriff: </text:span><text:span text:style-name="T6">1</text:span><text:span text:style-name="T4">0.03.2023</text:span><text:span text:style-name="T6">)</text:span></text:p>
      <text:p text:style-name="Text_20_body"><text:a xlink:type="simple" xlink:href="https://www.researchgate.net/profile/Matthis-Laass" text:style-name="Internet_20_link" text:visited-style-name="Visited_20_Internet_20_Link">Matthis Laass</text:a><text:span text:style-name="T3">; Botnetze: Aufbau, Funktion &amp; Anwendung; September 2011</text:span></text:p>
      <text:p text:style-name="P26"><text:span text:style-name="T6">PC-Welt (</text:span><text:a xlink:type="simple" xlink:href="https://www.pcwelt.de/author/gotz_schartner" text:style-name="Internet_20_link" text:visited-style-name="Visited_20_Internet_20_Link">Götz Schartner</text:a><text:span text:style-name="T3">, 28.6.2017</text:span><text:span text:style-name="T6">) → </text:span><text:a xlink:type="simple" xlink:href="https://www.pcwelt.de/article/1163164/botnetze-definition-gefahren-schutzmassnahmen.html" text:style-name="Internet_20_link" text:visited-style-name="Visited_20_Internet_20_Link">https://www.pcwelt.de/article/1163164/botnetze-definition-gefahren-schutzmassnahmen.html</text:a><text:span text:style-name="T6"> (Zugriff: 09.03.2023)</text:span></text:p>
      <text:p text:style-name="P27"><text:span text:style-name="T8">Ionos (</text:span><text:span text:style-name="T3">28.08.20</text:span><text:span text:style-name="T8">20) → </text:span><text:a xlink:type="simple" xlink:href="https://www.ionos.de/digitalguide/server/sicherheit/was-ist-ein-botnet/" text:style-name="Internet_20_link" text:visited-style-name="Visited_20_Internet_20_Link">https://www.ionos.de/digitalguide/server/sicherheit/was-ist-ein-botnet/</text:a><text:span text:style-name="T3"> </text:span><text:span text:style-name="T8">(</text:span><text:span text:style-name="T6">Zugriff: 09.03.2023</text:span><text:span text:style-name="T8">)</text:span></text:p>
      <text:p text:style-name="P28"><text:span text:style-name="T8">D</text:span><text:span text:style-name="T10">aniel Plohmann, Elmar <text:s/>Gerhards-Padilla, Felix Leder; Botnets – Detection, Measurment, Distinktion &amp; Defence, </text:span>March 07, 2011 </text:p>
      <text:p text:style-name="P28"/>
      <text:p text:style-name="P28">1 - https://www.cyber.gov.au/resources-business-and-government/assessment-and-evaluation-programs/australian-information-security-evaluation-program</text:p>
      <text:p text:style-name="P28">2 - https://www.telecom-isac.jp/ccc/en_index.html</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 svg:font-family="OpenSymbol" style:font-charset="x-symbol"/>
    <style:font-face style:name="Segoe UI" svg:font-family="'Segoe UI'" style:font-family-generic="system" style:font-pitch="variable"/>
    <style:font-face style:name="Tahoma" svg:font-family="Tahoma"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fo:color="#000000" loext:opacity="100%" loext:color-lum-mod="100%" loext:color-lum-off="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paragraph">
      <style:paragraph-properties style:text-autospace="ideograph-alpha" style:punctuation-wrap="hanging" style:line-break="strict" style:writing-mode="lr-tb"/>
      <style:text-properties fo:color="#000000" loext:opacity="100%" style:font-name="Liberation Serif" fo:font-size="12pt" fo:language="en" fo:country="US"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dc:date>2023-04-27T12:58:11.660000000</dc:date>
    <meta:editing-duration>P4DT8H24M33S</meta:editing-duration>
    <meta:editing-cycles>46</meta:editing-cycles>
    <meta:generator>LibreOffice/7.5.1.2$Windows_X86_64 LibreOffice_project/fcbaee479e84c6cd81291587d2ee68cba099e129</meta:generator>
    <meta:document-statistic meta:table-count="0" meta:image-count="0" meta:object-count="0" meta:page-count="9" meta:paragraph-count="76" meta:word-count="3411" meta:character-count="26467" meta:non-whitespace-character-count="23120"/>
  </office:meta>
</office:document-meta>
</file>